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9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3cm"/>
    </style:style>
    <style:style style:name="gr4" style:family="graphic" style:parent-style-name="standard">
      <style:graphic-properties svg:stroke-color="#000000" draw:fill-color="#bfbfbf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bfbfb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1cm" svg:x="1.2cm" svg:y="3cm">
          <text:p text:style-name="P1"><text:span text:style-name="T1">začet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1cm" svg:x="17.8cm" svg:y="3cm">
          <text:p text:style-name="P1"><text:span text:style-name="T1">kon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cm" svg:height="1cm" svg:x="4cm" svg:y="3cm">
          <text:p text:style-name="P1"><text:span text:style-name="T1">y=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cm" svg:height="1cm" svg:x="5.8cm" svg:y="3cm">
          <text:p text:style-name="P1"><text:span text:style-name="T1">e=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6cm" svg:height="1.4cm" svg:x="11.2cm" svg:y="2.8cm">
          <text:p text:style-name="P3"><text:span text:style-name="T1">e&lt;N</text:span><text:span text:style-name="T2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1.6cm" svg:height="1.4cm" svg:x="15.4cm" svg:y="2.8cm">
          <text:p text:style-name="P3"><text:span text:style-name="T1">y&lt;N</text:span><text:span text:style-name="T2">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" draw:id="id5" draw:layer="layout" svg:width="1cm" svg:height="1cm" svg:x="9.4cm" svg:y="3cm">
          <text:p text:style-name="P1"><text:span text:style-name="T1">e++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cm" svg:height="1cm" svg:x="7.6cm" svg:y="3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1cm" svg:x="13.6cm" svg:y="3cm">
          <text:p text:style-name="P1"><text:span text:style-name="T1">y++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.2cm" svg:y1="3.5cm" svg:x2="4cm" svg:y2="3.5cm" draw:start-shape="id1" draw:start-glue-point="10" draw:end-shape="id2" draw:end-glue-point="3" svg:d="M3200 3500h800" svg:viewBox="0 0 801 1">
          <text:p/>
        </draw:connector>
        <draw:connector draw:style-name="gr5" draw:text-style-name="P5" draw:layer="layout" draw:type="line" svg:x1="5cm" svg:y1="3.5cm" svg:x2="5.8cm" svg:y2="3.5cm" draw:start-shape="id2" draw:start-glue-point="1" draw:end-shape="id3" draw:end-glue-point="3" svg:d="M5000 3500h800" svg:viewBox="0 0 801 1">
          <text:p/>
        </draw:connector>
        <draw:connector draw:style-name="gr5" draw:text-style-name="P5" draw:layer="layout" draw:type="line" svg:x1="6.8cm" svg:y1="3.5cm" svg:x2="7.6cm" svg:y2="3.5cm" draw:start-shape="id3" draw:start-glue-point="1" draw:end-shape="id4" draw:end-glue-point="3" svg:d="M6800 3500h800" svg:viewBox="0 0 801 1">
          <text:p/>
        </draw:connector>
        <draw:connector draw:style-name="gr5" draw:text-style-name="P5" draw:layer="layout" draw:type="line" svg:x1="8.6cm" svg:y1="3.5cm" svg:x2="9.4cm" svg:y2="3.5cm" draw:start-shape="id4" draw:start-glue-point="1" draw:end-shape="id5" draw:end-glue-point="3" svg:d="M8600 3500h800" svg:viewBox="0 0 801 1">
          <text:p/>
        </draw:connector>
        <draw:connector draw:style-name="gr5" draw:text-style-name="P5" draw:layer="layout" draw:type="line" svg:x1="10.4cm" svg:y1="3.5cm" svg:x2="11.2cm" svg:y2="3.5cm" draw:start-shape="id5" draw:start-glue-point="1" draw:end-shape="id6" draw:end-glue-point="5" svg:d="M10400 3500h800" svg:viewBox="0 0 801 1">
          <text:p/>
        </draw:connector>
        <draw:connector draw:style-name="gr5" draw:text-style-name="P5" draw:layer="layout" draw:type="line" svg:x1="12.8cm" svg:y1="3.5cm" svg:x2="13.6cm" svg:y2="3.5cm" draw:start-shape="id6" draw:start-glue-point="7" draw:end-shape="id7" draw:end-glue-point="3" svg:d="M12800 3500h800" svg:viewBox="0 0 801 1">
          <text:p/>
        </draw:connector>
        <draw:connector draw:style-name="gr5" draw:text-style-name="P5" draw:layer="layout" draw:type="line" svg:x1="14.6cm" svg:y1="3.5cm" svg:x2="15.4cm" svg:y2="3.5cm" draw:start-shape="id7" draw:start-glue-point="1" draw:end-shape="id8" draw:end-glue-point="5" svg:d="M14600 3500h800" svg:viewBox="0 0 801 1">
          <text:p/>
        </draw:connector>
        <draw:connector draw:style-name="gr5" draw:text-style-name="P5" draw:layer="layout" draw:type="line" svg:x1="17cm" svg:y1="3.5cm" svg:x2="17.8cm" svg:y2="3.5cm" draw:start-shape="id8" draw:start-glue-point="7" draw:end-shape="id9" draw:end-glue-point="6" svg:d="M17000 3500h800" svg:viewBox="0 0 801 1">
          <text:p/>
        </draw:connector>
        <draw:connector draw:style-name="gr5" draw:text-style-name="P5" draw:layer="layout" draw:line-skew="0.498cm" svg:x1="16.2cm" svg:y1="4.2cm" svg:x2="6.3cm" svg:y2="4cm" draw:start-shape="id8" draw:start-glue-point="6" draw:end-shape="id3" svg:d="M16200 4200v1000h-9900v-1200" svg:viewBox="0 0 9901 1201">
          <text:p/>
        </draw:connector>
        <draw:connector draw:style-name="gr5" draw:text-style-name="P5" draw:layer="layout" svg:x1="12cm" svg:y1="4.2cm" svg:x2="8.1cm" svg:y2="4cm" draw:start-shape="id6" draw:start-glue-point="6" draw:end-shape="id4" draw:end-glue-point="2" svg:d="M12000 4200v502h-3900v-702" svg:viewBox="0 0 3901 703">
          <text:p/>
        </draw:connector>
        <draw:custom-shape draw:style-name="gr1" draw:text-style-name="P2" xml:id="id10" draw:id="id10" draw:layer="layout" svg:width="2cm" svg:height="1cm" svg:x="1.2cm" svg:y="6.5cm">
          <text:p text:style-name="P1"><text:span text:style-name="T1">začet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1cm" svg:x="17.8cm" svg:y="6.5cm">
          <text:p text:style-name="P1"><text:span text:style-name="T1">kon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cm" svg:height="1cm" svg:x="4cm" svg:y="6.5cm">
          <text:p text:style-name="P1"><text:span text:style-name="T1">x=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cm" svg:height="1cm" svg:x="5.8cm" svg:y="6.5cm">
          <text:p text:style-name="P1"><text:span text:style-name="T1">o=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.6cm" svg:height="1.4cm" svg:x="11.2cm" svg:y="6.3cm">
          <text:p text:style-name="P3"><text:span text:style-name="T1">o&lt;N</text:span><text:span text:style-name="T2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7" draw:id="id17" draw:layer="layout" svg:width="1.6cm" svg:height="1.4cm" svg:x="15.4cm" svg:y="6.3cm">
          <text:p text:style-name="P3"><text:span text:style-name="T1">x&lt;N</text:span><text:span text:style-name="T2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1cm" svg:height="1cm" svg:x="9.4cm" svg:y="6.5cm">
          <text:p text:style-name="P1"><text:span text:style-name="T1">o--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1cm" svg:height="1cm" svg:x="7.6cm" svg:y="6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cm" svg:height="1cm" svg:x="13.6cm" svg:y="6.5cm">
          <text:p text:style-name="P1"><text:span text:style-name="T1">x++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.2cm" svg:y1="7cm" svg:x2="4cm" svg:y2="7cm" draw:start-shape="id10" draw:start-glue-point="10" draw:end-shape="id11" draw:end-glue-point="3" svg:d="M3200 7000h800" svg:viewBox="0 0 801 1">
          <text:p/>
        </draw:connector>
        <draw:connector draw:style-name="gr5" draw:text-style-name="P5" draw:layer="layout" draw:type="line" svg:x1="5cm" svg:y1="7cm" svg:x2="5.8cm" svg:y2="7cm" draw:start-shape="id11" draw:start-glue-point="1" draw:end-shape="id12" draw:end-glue-point="3" svg:d="M5000 7000h800" svg:viewBox="0 0 801 1">
          <text:p/>
        </draw:connector>
        <draw:connector draw:style-name="gr5" draw:text-style-name="P5" draw:layer="layout" draw:type="line" svg:x1="6.8cm" svg:y1="7cm" svg:x2="7.6cm" svg:y2="7cm" draw:start-shape="id12" draw:start-glue-point="1" draw:end-shape="id13" draw:end-glue-point="3" svg:d="M6800 7000h800" svg:viewBox="0 0 801 1">
          <text:p/>
        </draw:connector>
        <draw:connector draw:style-name="gr5" draw:text-style-name="P5" draw:layer="layout" draw:type="line" svg:x1="8.6cm" svg:y1="7cm" svg:x2="9.4cm" svg:y2="7cm" draw:start-shape="id13" draw:start-glue-point="1" draw:end-shape="id14" draw:end-glue-point="3" svg:d="M8600 7000h800" svg:viewBox="0 0 801 1">
          <text:p/>
        </draw:connector>
        <draw:connector draw:style-name="gr5" draw:text-style-name="P5" draw:layer="layout" draw:type="line" svg:x1="10.4cm" svg:y1="7cm" svg:x2="11.2cm" svg:y2="7cm" draw:start-shape="id14" draw:start-glue-point="1" draw:end-shape="id15" draw:end-glue-point="5" svg:d="M10400 7000h800" svg:viewBox="0 0 801 1">
          <text:p/>
        </draw:connector>
        <draw:connector draw:style-name="gr5" draw:text-style-name="P5" draw:layer="layout" draw:type="line" svg:x1="12.8cm" svg:y1="7cm" svg:x2="13.6cm" svg:y2="7cm" draw:start-shape="id15" draw:start-glue-point="7" draw:end-shape="id16" draw:end-glue-point="3" svg:d="M12800 7000h800" svg:viewBox="0 0 801 1">
          <text:p/>
        </draw:connector>
        <draw:connector draw:style-name="gr5" draw:text-style-name="P5" draw:layer="layout" draw:type="line" svg:x1="14.6cm" svg:y1="7cm" svg:x2="15.4cm" svg:y2="7cm" draw:start-shape="id16" draw:start-glue-point="1" draw:end-shape="id17" draw:end-glue-point="5" svg:d="M14600 7000h800" svg:viewBox="0 0 801 1">
          <text:p/>
        </draw:connector>
        <draw:connector draw:style-name="gr5" draw:text-style-name="P5" draw:layer="layout" draw:type="line" svg:x1="17cm" svg:y1="7cm" svg:x2="17.8cm" svg:y2="7cm" draw:start-shape="id17" draw:start-glue-point="7" draw:end-shape="id18" draw:end-glue-point="6" svg:d="M17000 7000h800" svg:viewBox="0 0 801 1">
          <text:p/>
        </draw:connector>
        <draw:connector draw:style-name="gr5" draw:text-style-name="P5" draw:layer="layout" draw:line-skew="0.498cm" svg:x1="16.2cm" svg:y1="7.7cm" svg:x2="6.3cm" svg:y2="7.5cm" draw:start-shape="id17" draw:start-glue-point="6" draw:end-shape="id12" svg:d="M16200 7700v1000h-9900v-1200" svg:viewBox="0 0 9901 1201">
          <text:p/>
        </draw:connector>
        <draw:connector draw:style-name="gr5" draw:text-style-name="P5" draw:layer="layout" svg:x1="12cm" svg:y1="7.7cm" svg:x2="8.1cm" svg:y2="7.5cm" draw:start-shape="id15" draw:start-glue-point="6" draw:end-shape="id13" draw:end-glue-point="2" svg:d="M12000 7700v502h-3900v-702" svg:viewBox="0 0 3901 7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02:22:00.950322422</meta:creation-date>
    <dc:date>2016-09-26T02:54:13.111882252</dc:date>
    <meta:editing-duration>PT21M48S</meta:editing-duration>
    <meta:editing-cycles>3</meta:editing-cycles>
    <meta:generator>LibreOffice/5.1.4.2$Linux_X86_64 LibreOffice_project/10m0$Build-2</meta:generator>
    <meta:document-statistic meta:object-count="38"/>
  </office:meta>
</office:document-meta>
</file>